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4-04-08T11:58:17</dc:date>
    <meta:editing-duration>P0D</meta:editing-duration>
    <meta:editing-cycles>3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5" meta:word-count="70" meta:character-count="449" meta:non-whitespace-character-count="385"/>
  </office:meta>
</office:document-meta>
</file>